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 svg:font-family="'Arial Narrow'" style:font-family-generic="swiss"/>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end" style:justify-single-word="false"/>
      <style:text-properties style:font-name="Century Gothic" fo:font-size="10pt" style:font-size-asian="10pt" style:font-size-complex="10pt"/>
    </style:style>
    <style:style style:name="P4" style:family="paragraph" style:parent-style-name="Standard">
      <style:text-properties style:font-name="Century Gothic"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font-weight-complex="bold"/>
    </style:style>
    <style:style style:name="P6" style:family="paragraph" style:parent-style-name="Standard">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Standard">
      <style:text-properties style:font-name="Century Gothic" fo:font-size="10pt" fo:language="en" fo:country="SG" fo:font-weight="bold" style:font-name-asian="SimSun" style:font-size-asian="10pt" style:language-asian="zh" style:country-asian="CN" style:font-weight-asian="bold" style:font-name-complex="TimesNewRoman" style:font-size-complex="10pt" style:font-weight-complex="bold"/>
    </style:style>
    <style:style style:name="P9" style:family="paragraph" style:parent-style-name="Standard">
      <style:text-properties style:font-name="Arial Narrow" fo:font-size="10pt" style:font-size-asian="10pt" style:font-size-complex="10pt"/>
    </style:style>
    <style:style style:name="P10" style:family="paragraph" style:parent-style-name="Standard">
      <style:text-properties style:font-name="Arial Narrow" fo:font-size="10pt" fo:font-weight="bold" style:font-size-asian="10pt" style:font-weight-asian="bold" style:font-size-complex="10pt" style:font-weight-complex="bold"/>
    </style:style>
    <style:style style:name="P11" style:family="paragraph" style:parent-style-name="Standard">
      <style:paragraph-properties fo:text-align="end" style:justify-single-word="false"/>
      <style:text-properties style:font-name="Arial Narrow"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Standard">
      <style:text-properties style:font-name="Arial Narrow" fo:font-size="18pt" fo:font-weight="bold" style:font-size-asian="18pt" style:font-weight-asian="bold" style:font-size-complex="18pt" style:font-weight-complex="bold"/>
    </style:style>
    <style:style style:name="P13"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P14" style:family="paragraph" style:parent-style-name="Standard">
      <style:paragraph-properties fo:margin-left="12.44mm" fo:margin-right="0mm" fo:text-indent="-4.5mm" style:auto-text-indent="false">
        <style:tab-stops/>
      </style:paragraph-properties>
      <style:text-properties style:font-name="Century Gothic" fo:font-size="10pt" style:font-size-asian="10pt" style:font-size-complex="10pt"/>
    </style:style>
    <style:style style:name="P15" style:family="paragraph" style:parent-style-name="Standard">
      <style:paragraph-properties fo:margin-left="12.44mm" fo:margin-right="0mm" fo:text-indent="-4.5mm" style:auto-text-indent="false">
        <style:tab-stops/>
      </style:paragraph-properties>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paragraph-properties fo:margin-left="12.44mm" fo:margin-right="0mm" fo:text-indent="-4.5mm" style:auto-text-indent="false">
        <style:tab-stops/>
      </style:paragraph-properties>
    </style:style>
    <style:style style:name="P17" style:family="paragraph" style:parent-style-name="Standard">
      <style:paragraph-properties fo:margin-left="18.52mm" fo:margin-right="0mm" fo:text-indent="-6.09mm" style:auto-text-indent="false">
        <style:tab-stops/>
      </style:paragraph-properties>
      <style:text-properties style:font-name="Century Gothic" fo:font-size="10pt" style:font-size-asian="10pt" style:font-size-complex="10pt"/>
    </style:style>
    <style:style style:name="P18" style:family="paragraph" style:parent-style-name="No_20_Spacing">
      <style:text-properties style:font-name="Century Gothic" fo:font-size="10pt" style:font-size-asian="10pt" style:font-size-complex="10pt"/>
    </style:style>
    <style:style style:name="P19" style:family="paragraph" style:parent-style-name="Standard">
      <style:paragraph-properties fo:margin-left="0mm" fo:margin-right="0mm" fo:text-indent="0mm" style:auto-text-indent="false"/>
      <style:text-properties style:font-name="Century Gothic" fo:font-size="10pt" fo:language="en" fo:country="SG" style:font-name-asian="SimSun" style:font-size-asian="10pt" style:language-asian="zh" style:country-asian="CN" style:font-name-complex="TimesNewRoman" style:font-size-complex="10pt"/>
    </style:style>
    <style:style style:name="P20"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21"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font-name="Century Gothic" fo:font-size="10pt" style:font-size-asian="10pt" style:font-size-complex="10pt"/>
    </style:style>
    <style:style style:name="T4" style:family="text">
      <style:text-properties style:font-name="Arial Narrow" fo:font-style="italic" style:font-style-asian="italic" style:font-style-complex="italic"/>
    </style:style>
    <style:style style:name="T5" style:family="text">
      <style:text-properties style:font-name="Arial Narrow" fo:font-style="italic" style:text-underline-style="none" fo:font-weight="bold" style:font-style-asian="italic" style:font-weight-asian="bold" style:font-style-complex="italic" style:font-weight-complex="bold"/>
    </style:style>
    <style:style style:name="T6" style:family="text">
      <style:text-properties style:font-name="Arial Narrow"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ize="16pt" fo:language="en" fo:country="SG" style:font-name-asian="Calibri1" style:font-size-asian="16pt" style:language-asian="zh" style:country-asian="CN" style:font-name-complex="Courier New" style:font-size-complex="16pt"/>
    </style:style>
    <style:style style:name="T9" style:family="text">
      <style:text-properties fo:language="en" fo:country="SG" style:font-name-asian="SimSun" style:language-asian="zh" style:country-asian="CN"/>
    </style:style>
    <style:style style:name="T10" style:family="text">
      <style:text-properties fo:language="en" fo:country="SG" style:font-name-asian="SimSun" style:language-asian="zh" style:country-asian="CN" style:font-name-complex="TimesNewRoman"/>
    </style:style>
    <style:style style:name="T11" style:family="text">
      <style:text-properties fo:language="en" fo:country="SG" fo:font-weight="normal" style:font-name-asian="SimSun" style:language-asian="zh" style:country-asian="CN" style:font-weight-asian="normal" style:font-name-complex="TimesNewRoman" style:font-weight-complex="normal"/>
    </style:style>
    <style:style style:name="T12" style:family="text">
      <style:text-properties fo:language="en" fo:country="SG" style:text-underline-style="solid" style:text-underline-width="auto" style:text-underline-color="font-color" fo:font-weight="bold" style:font-name-asian="SimSun" style:language-asian="zh" style:country-asian="CN" style:font-weight-asian="bold" style:font-weight-complex="bold"/>
    </style:style>
    <style:style style:name="T13" style:family="text">
      <style:text-properties fo:language="en" fo:country="SG" fo:font-weight="bold" style:font-name-asian="Calibri1" style:language-asian="zh" style:country-asian="CN" style:font-weight-asian="bold" style:font-name-complex="Courier New" style:font-weight-complex="bold"/>
    </style:style>
    <style:style style:name="T14" style:family="text">
      <style:text-properties fo:language="en" fo:country="SG" fo:font-weight="bold" style:font-name-asian="SimSun" style:language-asian="zh" style:country-asian="CN" style:font-weight-asian="bold" style:font-weight-complex="bold"/>
    </style:style>
    <style:style style:name="T15" style:family="text">
      <style:text-properties fo:language="en" fo:country="SG" style:text-underline-style="none" fo:font-weight="bold" style:font-name-asian="SimSun" style:language-asian="zh" style:country-asian="CN" style:font-weight-asian="bold" style:font-weight-complex="bold"/>
    </style:style>
    <style:style style:name="T16" style:family="text">
      <style:text-properties fo:language="en" fo:country="SG" style:text-underline-style="none" fo:font-weight="normal" style:font-name-asian="SimSun" style:language-asian="zh" style:country-asian="CN" style:font-weight-asian="normal" style:font-weight-complex="normal"/>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fo:language="en" fo:country="GB" fo:font-style="normal" fo:font-weight="normal" style:font-weight-asian="normal" style:font-name-complex="Ari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8"><text:placeholder text:placeholder-type="text">&lt;o.name&gt;</text:placeholder></text:span> </text:p>
      <text:p text:style-name="P10">UEN : <text:span text:style-name="T9"><text:placeholder text:placeholder-type="text">&lt;o.uen&gt;</text:placeholder></text:span> </text:p>
      <text:p text:style-name="P9"><text:span text:style-name="T11"><text:placeholder text:placeholder-type="text">&lt;get_company_full_address(o.company_id)&gt;</text:placeholder></text:span> </text:p>
      <text:p text:style-name="P13"/>
      <text:p text:style-name="P1">Date : <text:span text:style-name="T9"><text:placeholder text:placeholder-type="text">&lt;get_datenow()&gt;</text:placeholder></text:span></text:p>
      <text:p text:style-name="P1"/>
      <text:p text:style-name="P8"><text:placeholder text:placeholder-type="text">&lt;o.company_id and o.company_id.partner_id and o.company_id.partner_id.name or ''&gt;</text:placeholder></text:p>
      <text:p text:style-name="P19"><text:placeholder text:placeholder-type="text">&lt;o.company_id and o.company_id.partner_id and o.company_id.partner_id.street or ''&gt;</text:placeholder></text:p>
      <text:p text:style-name="P19"><text:placeholder text:placeholder-type="text">&lt;o.company_id and o.company_id.partner_id and o.company_id.partner_id.street2 or ''&gt;</text:placeholder></text:p>
      <text:p text:style-name="P1"><text:span text:style-name="T10"><text:placeholder text:placeholder-type="text">&lt;o.company_id and o.company_id.partner_id and o.company_id.partner_id.country_id and o.company_id.country_id.name or ''&gt;</text:placeholder></text:span> <text:span text:style-name="T10"><text:placeholder text:placeholder-type="text">&lt;o.company_id and o.company_id.partner_id and o.company_id.partner_id.zip or ''&gt;</text:placeholder></text:span> </text:p>
      <text:p text:style-name="P1"/>
      <text:p text:style-name="P1">Dear Sirs </text:p>
      <text:p text:style-name="P1"/>
      <text:p text:style-name="P4">LETTER OF REPRESENTATION </text:p>
      <text:p text:style-name="P1"><text:span text:style-name="T2">FINANCIAL STATEMENTS FOR THE FINANCIAL PERIOD ENDED </text:span><text:span text:style-name="T12"><text:placeholder text:placeholder-type="text">&lt;get_upper(convert_date_d_B_Y(o.fs_start_date))&gt;</text:placeholder></text:span><text:span text:style-name="T2"> TO </text:span><text:span text:style-name="T12"><text:placeholder text:placeholder-type="text">&lt;get_upper(convert_date_d_B_Y(o.fs_end_date))&gt;</text:placeholder></text:span><text:span text:style-name="T2"> </text:span></text:p>
      <text:p text:style-name="P1"/>
      <text:p text:style-name="P1">This representation letter is provided in connection with your compilation of the financial statements of <text:span text:style-name="T13"><text:placeholder text:placeholder-type="text">&lt;o.name&gt;</text:placeholder></text:span><text:span text:style-name="T1"> (UEN : </text:span><text:span text:style-name="T14"><text:placeholder text:placeholder-type="text">&lt;o.uen&gt;</text:placeholder></text:span><text:span text:style-name="T1">)</text:span> (the “company”) for the period from <text:span text:style-name="T15"><text:placeholder text:placeholder-type="text">&lt;convert_date_d_B_Y(o.fs_start_date)&gt;</text:placeholder></text:span><text:span text:style-name="T1"> to </text:span><text:span text:style-name="T15"><text:placeholder text:placeholder-type="text">&lt;convert_date_d_B_Y(o.fs_end_date)&gt;</text:placeholder></text:span> in accordance with Singapore Financial Reporting Standards and in light of the requirements of the Singapore Companies Act, Chapter 50. </text:p>
      <text:p text:style-name="P1"/>
      <text:p text:style-name="P1">We confirm that the company is entitled to exemption from audit under Section 205C(1) of the Singapore Companies Act, Chapter 50. <text:s/>We further confirm that the company has not received a request for an audit under Section 205C(3) of the Singapore Companies Act. </text:p>
      <text:p text:style-name="P1"/>
      <text:p text:style-name="P1">We confirm to the best of our knowledge and belief, having made such inquiries as we considered necessary for the purpose of appropriately informing ourselves : </text:p>
      <text:p text:style-name="P1"/>
      <text:p text:style-name="P5">FINANCIAL STATEMENTS </text:p>
      <text:p text:style-name="P1"/>
      <text:p text:style-name="P14">1. We have fulfilled our responsibilities for the preparation and presentation of the financial statements as set out in the terms of the compilation engagement and, in particular, the financial statements are fairly presented in accordance with Singapore Financial Reporting Standards. </text:p>
      <text:p text:style-name="P1"/>
      <text:p text:style-name="P14">2. Significant assumptions used by us in making accounting estimates, including those measured at fair value, are reasonable. </text:p>
      <text:p text:style-name="P14"/>
      <text:p text:style-name="P14">3. Related party relationships and transactions have been appropriately accounted for and disclosed in accordance with the requirements of Singapore Financial Reporting Standards. </text:p>
      <text:p text:style-name="P14"/>
      <text:p text:style-name="P14">4. All events subsequent to the date of the financial statements and for which Singapore Financial Reporting Standards require adjustment or disclosure have been adjusted or disclosed. </text:p>
      <text:p text:style-name="P14"/>
      <text:p text:style-name="P14">5. The effects of uncorrected mis-statements are immaterial, both individually and in the aggregate, to the financial statements as a whole. </text:p>
      <text:p text:style-name="P1"><text:tab/><text:tab/><text:tab/><text:tab/><text:tab/><text:tab/><text:tab/><text:tab/><text:tab/><text:tab/> <text:s text:c="3"/><text:span text:style-name="T4">Initial by Directors </text:span></text:p>
      <text:p text:style-name="P1"/>
      <text:p text:style-name="P1"/>
      <text:p text:style-name="P1"/>
      <text:p text:style-name="P1"/>
      <text:p text:style-name="P14"><text:soft-page-break/>6. We have provided you with : </text:p>
      <text:p text:style-name="P1"/>
      <text:p text:style-name="P17">(a) <text:s/>All information, such as records and documentation and other matters that are <text:s/>relevant to the preparation and presentation of the financial statements; </text:p>
      <text:p text:style-name="P1"/>
      <text:p text:style-name="P17">(b) <text:s/>Additional information that you have requested from us; and </text:p>
      <text:p text:style-name="P17"/>
      <text:p text:style-name="P17">(c) <text:s/>Unrestricted access to those within the entity. </text:p>
      <text:p text:style-name="P1"/>
      <text:p text:style-name="P14">7. All transactions have been recorded in the accounting records and are reflected in the financial statements. </text:p>
      <text:p text:style-name="P14"/>
      <text:p text:style-name="P14">8. We have disclosed to you the results of our assessment of the risk that the financial statements may be materially mis-stated as a result of fraud. </text:p>
      <text:p text:style-name="P14"/>
      <text:p text:style-name="P14">9. We have disclosed to you all information in relation to fraud or suspected fraud that we are aware of and that affects the entity and involves : </text:p>
      <text:p text:style-name="P1"/>
      <text:p text:style-name="P17">(a) <text:s/>Management; </text:p>
      <text:p text:style-name="P17">(b) <text:s/>Employees who have significant roles in internal control; or </text:p>
      <text:p text:style-name="P17">(c) <text:s/>Others where the fraud could have a material effect on the financial statements. </text:p>
      <text:p text:style-name="P1"/>
      <text:p text:style-name="P14">10. We have disclosed to you all information in relation to allegations of fraud, or suspected fraud, affecting the entity’s financial statements communicated by employees, former employees, analysts, regulators or others. </text:p>
      <text:p text:style-name="P14"/>
      <text:p text:style-name="P14">11. We have disclosed to you all known instances of non-compliance or suspected non-compliance with laws and regulations whose effects should be considered when preparing financial statements. </text:p>
      <text:p text:style-name="P14"/>
      <text:p text:style-name="P14">12. We have disclosed to you the identity of the entity’s related parties and all the related party relationships and transactions of which we are aware. </text:p>
      <text:p text:style-name="P6"/>
      <text:p text:style-name="P1"><text:span text:style-name="T2">General</text:span> </text:p>
      <text:p text:style-name="P1"/>
      <text:p text:style-name="P14">13. The assets shown in the Company’s books and accounts for the period from </text:p>
      <text:p text:style-name="P14"><text:span text:style-name="T15"><text:placeholder text:placeholder-type="text">&lt;convert_date_d_B_Y(o.fs_start_date)&gt;</text:placeholder></text:span><text:span text:style-name="T1"> to </text:span><text:span text:style-name="T15"><text:placeholder text:placeholder-type="text">&lt;convert_date_d_B_Y(o.fs_end_date)&gt;</text:placeholder></text:span> were owned by the Company and were free from any charge. </text:p>
      <text:p text:style-name="P6"/>
      <text:p text:style-name="P6">Plant and Equipment </text:p>
      <text:p text:style-name="P1"/>
      <text:p text:style-name="P14">14. The net book amounts at which the plant and equipment were stated in the balance sheet are arrived at :- </text:p>
      <text:p text:style-name="P1"/>
      <text:p text:style-name="P17">(a) <text:s/>after taking into account all capital expenditure on additions thereto, but no <text:s/></text:p>
      <text:p text:style-name="P17"><text:s/>expenditure properly chargeable to revenue. </text:p>
      <text:p text:style-name="P17"/>
      <text:p text:style-name="P17">(b) after providing for depreciation and obsolescence on bases and at rates calculated to reduce the net book amount of each asset to its estimated residual value by the end of its probable useful life in the Company’s business. </text:p>
      <text:p text:style-name="P3"><text:s text:c="4"/><text:span text:style-name="T5">Initial by Directors </text:span></text:p>
      <text:p text:style-name="P1"/>
      <text:p text:style-name="P1"/>
      <text:p text:style-name="P1"/>
      <text:p text:style-name="P14">15. At the reporting date, there were no outstanding commitments for the purchase of property, plant and equipment. </text:p>
      <text:p text:style-name="P14"/>
      <text:p text:style-name="P6">Subsidiaries and/or associates </text:p>
      <text:p text:style-name="P1"><text:soft-page-break/></text:p>
      <text:p text:style-name="P14">16. For the financial period from <text:span text:style-name="T15"><text:placeholder text:placeholder-type="text">&lt;convert_date_d_B_Y(o.fs_start_date)&gt;</text:placeholder></text:span><text:span text:style-name="T1"> to </text:span><text:span text:style-name="T15"><text:placeholder text:placeholder-type="text">&lt;convert_date_d_B_Y(o.fs_end_date)&gt;</text:placeholder></text:span>, there were no investments on subsidiaries and/or associates. </text:p>
      <text:p text:style-name="P6"/>
      <text:p text:style-name="P1"><text:span text:style-name="T2">Investments</text:span> </text:p>
      <text:p text:style-name="P1"/>
      <text:p text:style-name="P14">17. <text:s/>For the financial period from <text:span text:style-name="T15"><text:placeholder text:placeholder-type="text">&lt;convert_date_d_B_Y(o.fs_start_date)&gt;</text:placeholder></text:span><text:span text:style-name="T1"> to </text:span><text:span text:style-name="T15"><text:placeholder text:placeholder-type="text">&lt;convert_date_d_B_Y(o.fs_end_date)&gt;</text:placeholder></text:span>, there were no investments. </text:p>
      <text:p text:style-name="P6"/>
      <text:p text:style-name="P1"><text:span text:style-name="T2">Stocks</text:span> <text:s text:c="5"/></text:p>
      <text:p text:style-name="P1"/>
      <text:p text:style-name="P14">18. There were no stocks for the financial period from <text:span text:style-name="T16"><text:placeholder text:placeholder-type="text">&lt;convert_date_d_B_Y(o.fs_start_date)&gt;</text:placeholder></text:span><text:span text:style-name="T17"> to </text:span><text:span text:style-name="T16"><text:placeholder text:placeholder-type="text">&lt;convert_date_d_B_Y(o.fs_end_date)&gt;</text:placeholder></text:span> . </text:p>
      <text:p text:style-name="P6"/>
      <text:p text:style-name="P6">Trade Debtors </text:p>
      <text:p text:style-name="P6"/>
      <text:p text:style-name="P14">19. There were no trade debtors for the financial period from <text:span text:style-name="T16"><text:placeholder text:placeholder-type="text">&lt;convert_date_d_B_Y(o.fs_start_date)&gt;</text:placeholder></text:span><text:span text:style-name="T17"> to </text:span><text:span text:style-name="T16"><text:placeholder text:placeholder-type="text">&lt;convert_date_d_B_Y(o.fs_end_date)&gt;</text:placeholder></text:span>. </text:p>
      <text:p text:style-name="P14"/>
      <text:p text:style-name="P6">Other Current Assets </text:p>
      <text:p text:style-name="P6"/>
      <text:p text:style-name="P14">20. On realization in the ordinary course of the Company’s business, the other current assets (i.e. deposits and cash and bank) in the balance sheet are expected, in the opinion of the directors, to produce, at least the amount at which they are stated. <text:s/>No provision is, in the opinion of the directors, required against any of these amount. </text:p>
      <text:p text:style-name="P14"/>
      <text:p text:style-name="P14">21. We confirm that no loans were given which may be in contravention of S162 and S163 of the Singapore Companies Act, Chapter 50. </text:p>
      <text:p text:style-name="P6"/>
      <text:p text:style-name="P2"><text:span text:style-name="T2">LIABILITIES</text:span> </text:p>
      <text:p text:style-name="P1"/>
      <text:p text:style-name="P6">General</text:p>
      <text:p text:style-name="P1"/>
      <text:p text:style-name="P14">22. All liabilities have been taken up in the books of accounts for the financial period from <text:span text:style-name="T15"><text:placeholder text:placeholder-type="text">&lt;convert_date_d_B_Y(o.fs_start_date)&gt;</text:placeholder></text:span><text:span text:style-name="T1"> to </text:span><text:span text:style-name="T15"><text:placeholder text:placeholder-type="text">&lt;convert_date_d_B_Y(o.fs_end_date)&gt;</text:placeholder></text:span>, including the liability for all purchases/services to which title had passed prior to the stated date. </text:p>
      <text:p text:style-name="P15"/>
      <text:p text:style-name="P1"><text:span text:style-name="T2">Taxation</text:span> </text:p>
      <text:p text:style-name="P1"/>
      <text:p text:style-name="P14">23. The amount included in the balance sheet in respect of taxation are adequate to cover all unpaid taxation liabilities, agreed or estimated, arising in respect of profits earned to the reporting date. </text:p>
      <text:p text:style-name="P14"/>
      <text:p text:style-name="P6">Contingent Liabilities </text:p>
      <text:p text:style-name="P6"/>
      <text:p text:style-name="P14">24. There were no contingent liabilities outstanding against the Company for the financial period from <text:span text:style-name="T15"><text:placeholder text:placeholder-type="text">&lt;convert_date_d_B_Y(o.fs_start_date)&gt;</text:placeholder></text:span><text:span text:style-name="T1"> to </text:span><text:span text:style-name="T15"><text:placeholder text:placeholder-type="text">&lt;convert_date_d_B_Y(o.fs_end_date)&gt;</text:placeholder></text:span><text:span text:style-name="T15">.</text:span> <text:s/>There are also no contingent liabilities which have arisen since the end of the financial period. </text:p>
      <text:p text:style-name="P14"/>
      <text:p text:style-name="P16"><text:span text:style-name="T3">25. No contingent liability or other liability has become enforceable or is likely to become enforceable within the period of twelve months after the end of the financial period which, in the opinion of the directors will or may affect the ability of the Company to meet its obligation as and when they fall due</text:span>.<text:tab/><text:tab/><text:tab/> </text:p>
      <text:p text:style-name="P1"/>
      <text:p text:style-name="P1"/>
      <text:p text:style-name="P11"><text:soft-page-break/><text:s/>Initial by Directors </text:p>
      <text:p text:style-name="P1"/>
      <text:p text:style-name="P1"/>
      <text:p text:style-name="P1"/>
      <text:p text:style-name="P1"><text:span text:style-name="T2">Commitments</text:span> </text:p>
      <text:p text:style-name="P1"/>
      <text:p text:style-name="P14">26. There are no purchase commitments in excess of normal requirements or at prices in excess of the prevailing market prices, or agreements to re-purchase items previously sold. </text:p>
      <text:p text:style-name="P14"/>
      <text:p text:style-name="P14">27. There are no commitments for the sale of the Company’s products at forward prices <text:s text:c="3"/>below the prevailing selling price. </text:p>
      <text:p text:style-name="P14"/>
      <text:p text:style-name="P14">28. There are no other commitments or obligations which might adversely affect the Company. </text:p>
      <text:p text:style-name="P14"/>
      <text:p text:style-name="P14">29. No options have been granted on the Company’s capital. </text:p>
      <text:p text:style-name="P1"/>
      <text:p text:style-name="P2"><text:span text:style-name="T2">INCOME STATEMENT</text:span> </text:p>
      <text:p text:style-name="P2"/>
      <text:p text:style-name="P14">30. Except as disclosed in the financial statements, the results for the period were not materially affected by :- </text:p>
      <text:p text:style-name="P14"/>
      <text:p text:style-name="P17">(a) <text:s/>transaction of a sort not usually undertaken by the Company; </text:p>
      <text:p text:style-name="P17"/>
      <text:p text:style-name="P17">(b) <text:s/>circumstances of an exceptional or non-recurrent nature; </text:p>
      <text:p text:style-name="P17"/>
      <text:p text:style-name="P17">(c) <text:s/>charges or credits relating to prior periods; </text:p>
      <text:p text:style-name="P17"/>
      <text:p text:style-name="P17">(d) <text:s/>any change in basis of accounting. </text:p>
      <text:p text:style-name="P1"/>
      <text:p text:style-name="P7">EVENTS SUBSEQUENT TO THE REPORTING DATE </text:p>
      <text:p text:style-name="P7"/>
      <text:p text:style-name="P14">31. There have been no material changes since the reporting date in respect of the items in paragraphs 24 to 29. </text:p>
      <text:p text:style-name="P14"/>
      <text:p text:style-name="P14">32. Since the reporting date, no events have occurred which, though properly excluded from the financial statements, are of such importance that they should be disclosed to shareholders through some other medium. </text:p>
      <text:p text:style-name="P1"/>
      <text:p text:style-name="P2"><text:span text:style-name="T2">MINUTES</text:span> </text:p>
      <text:p text:style-name="P2"/>
      <text:p text:style-name="P14">33. Minutes of meetings of shareholders and directors as exhibited to you are complete and authentic records of all such meeting held during the financial period from </text:p>
      <text:p text:style-name="P14"><text:span text:style-name="T16"><text:placeholder text:placeholder-type="text">&lt;convert_date_d_B_Y(o.fs_start_date)&gt;</text:placeholder></text:span><text:span text:style-name="T17"> to </text:span><text:span text:style-name="T16"><text:placeholder text:placeholder-type="text">&lt;convert_date_d_B_Y(o.fs_end_date)&gt;</text:placeholder></text:span>. </text:p>
      <text:p text:style-name="P1"><text:tab/><text:tab/><text:tab/><text:tab/><text:tab/><text:tab/><text:tab/><text:tab/><text:tab/> <text:s text:c="11"/><text:span text:style-name="T7"><text:s text:c="4"/></text:span><text:span text:style-name="T6">Initial by Directors </text:span></text:p>
      <text:p text:style-name="P1"><text:s/></text:p>
      <text:p text:style-name="P1"/>
      <text:p text:style-name="P1"/>
      <text:p text:style-name="P1"><text:tab/> </text:p>
      <text:p text:style-name="P1"/>
      <text:p text:style-name="P1"/>
      <text:p text:style-name="P1"/>
      <text:p text:style-name="P1"/>
      <text:p text:style-name="P7">DISCLOSURE OF INTEREST </text:p>
      <text:p text:style-name="P7"/>
      <text:p text:style-name="P14">34. During the financial period, there were no transactions with any body corporate and any other related parties in which the directors have interest. </text:p>
      <text:p text:style-name="P1"/>
      <text:p text:style-name="P7"><text:soft-page-break/>BANKING ACCOUNTS WITH FINANCIAL INSTITUTION </text:p>
      <text:p text:style-name="P7"/>
      <text:p text:style-name="P14">35. We confirm that we did not maintain any other accounts with any other financial institutions except those disclosed to you. </text:p>
      <text:p text:style-name="P1"/>
      <text:p text:style-name="P1"/>
      <text:p text:style-name="P1"/>
      <text:p text:style-name="P1">Yours faithfully </text:p>
      <text:p text:style-name="P20"><text:placeholder text:placeholder-type="text">&lt;for each="line in get_2directorin1line(o.id)"&gt;</text:placeholder></text:p>
      <text:p text:style-name="P18"/>
      <text:p text:style-name="P18"/>
      <text:p text:style-name="P18"/>
      <text:p text:style-name="P18">__________________________________ <text:s text:c="16"/><text:tab/> <text:span text:style-name="T18"><text:placeholder text:placeholder-type="text">&lt;if test="line['director2']!=''"&gt;</text:placeholder></text:span>_________________________________<text:span text:style-name="T18"><text:placeholder text:placeholder-type="text">&lt;/if&gt;</text:placeholder></text:span></text:p>
      <text:p text:style-name="P21"><text:placeholder text:placeholder-type="text">&lt;line['director1']&gt;</text:placeholder><text:tab/><text:placeholder text:placeholder-type="text">&lt;if test="line['director2']!=''"&gt;</text:placeholder><text:placeholder text:placeholder-type="text">&lt;line['director2']&gt;</text:placeholder><text:placeholder text:placeholder-type="text">&lt;/if&gt;</text:placeholder></text:p>
      <text:p text:style-name="P18">Director<text:tab/><text:tab/><text:tab/><text:tab/><text:tab/><text:tab/> <text:span text:style-name="T18"><text:placeholder text:placeholder-type="text">&lt;if test="line['director2']!=''"&gt;</text:placeholder></text:span>Director<text:span text:style-name="T18"><text:placeholder text:placeholder-type="text">&lt;/if&gt;</text:placeholder></text:span> <text:s text:c="18"/></text:p>
      <text:p text:style-name="P1"><text:span text:style-name="T18"><text:placeholder text:placeholder-type="text">&lt;/for&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 svg:font-family="'Arial Narrow'" style:font-family-generic="swiss"/>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orphans="2" fo:widows="2" style:writing-mode="lr-tb"/>
      <style:text-properties style:use-window-font-color="true" style:font-name="Calibri" fo:font-size="11pt" fo:language="en" fo:country="SG" style:font-size-asian="11pt" style:font-size-complex="11pt"/>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1T20:50:48</meta:creation-date>
    <dc:date>2015-12-11T14:39:09</dc:date>
    <dc:creator>phung11764 </dc:creator>
    <meta:editing-duration>PT2M1S</meta:editing-duration>
    <meta:editing-cycles>18</meta:editing-cycles>
    <meta:generator>LibreOffice/3.5$Linux_X86_64 LibreOffice_project/350m1$Build-2</meta:generator>
    <meta:document-statistic meta:table-count="0" meta:image-count="0" meta:object-count="0" meta:page-count="5" meta:paragraph-count="94" meta:word-count="1280" meta:character-count="9287" meta:non-whitespace-character-count="7898"/>
  </office:meta>
</office:document-meta>
</file>